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18d4c" style:font-size-asian="12pt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a18d4c" style:font-size-asian="12pt" style:font-name-complex="Times New Roman1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609619" style:font-size-asian="12pt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c7deab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a18d4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2pt" officeooo:paragraph-rsid="00a18d4c" style:font-size-asian="12pt" style:font-name-complex="Times New Roman1"/>
    </style:style>
    <style:style style:name="P11" style:family="paragraph" style:parent-style-name="Standard">
      <style:paragraph-properties fo:margin-left="2.49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0pt" officeooo:paragraph-rsid="00a18d4c" style:font-size-asian="10pt" style:font-name-complex="Times New Roman1"/>
    </style:style>
    <style:style style:name="P12" style:family="paragraph" style:parent-style-name="SBC_3a_paragraph_3a_first">
      <style:paragraph-properties fo:line-height="100%"/>
      <style:text-properties officeooo:rsid="00bf6b63" officeooo:paragraph-rsid="00c354d6"/>
    </style:style>
    <style:style style:name="P13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cee569"/>
    </style:style>
    <style:style style:name="P14" style:family="paragraph" style:parent-style-name="Standard">
      <style:paragraph-properties fo:margin-left="4.001cm" fo:margin-right="0cm" fo:margin-top="0.402cm" fo:margin-bottom="0.402cm" loext:contextual-spacing="false" fo:line-height="100%" fo:text-align="justify" style:justify-single-word="false" fo:text-indent="0cm" style:auto-text-indent="false"/>
      <style:text-properties officeooo:rsid="0060a4bd" officeooo:paragraph-rsid="00d813e3"/>
    </style:style>
    <style:style style:name="P15" style:family="paragraph" style:parent-style-name="SBC_3a_paragraph">
      <style:paragraph-properties fo:margin-top="0.009cm" fo:margin-bottom="0cm" loext:contextual-spacing="false"/>
      <style:text-properties officeooo:rsid="00c354d6" officeooo:paragraph-rsid="00e76277"/>
    </style:style>
    <style:style style:name="P16" style:family="paragraph" style:parent-style-name="SBC_3a_paragraph">
      <style:paragraph-properties fo:margin-top="0.009cm" fo:margin-bottom="0cm" loext:contextual-spacing="false"/>
      <style:text-properties officeooo:rsid="00d33069" officeooo:paragraph-rsid="00d33069"/>
    </style:style>
    <style:style style:name="P17" style:family="paragraph" style:parent-style-name="SBC_3a_paragraph">
      <style:text-properties officeooo:rsid="00db1ca8" officeooo:paragraph-rsid="00f41839"/>
    </style:style>
    <style:style style:name="P18" style:family="paragraph" style:parent-style-name="SBC_3a_paragraph">
      <style:text-properties officeooo:rsid="00ebdd9a" officeooo:paragraph-rsid="00f41839"/>
    </style:style>
    <style:style style:name="P19" style:family="paragraph" style:parent-style-name="SBC_3a_paragraph" style:list-style-name="L1">
      <style:text-properties officeooo:rsid="00f10f8f" officeooo:paragraph-rsid="00f10f8f"/>
    </style:style>
    <style:style style:name="P20" style:family="paragraph" style:parent-style-name="SBC_3a_paragraph" style:list-style-name="L1">
      <style:text-properties officeooo:rsid="00f215a5" officeooo:paragraph-rsid="00f215a5"/>
    </style:style>
    <style:style style:name="P21" style:family="paragraph" style:parent-style-name="SBC_3a_title" style:master-page-name="Standard">
      <style:paragraph-properties style:page-number="auto"/>
      <style:text-properties officeooo:rsid="00f5cb41" officeooo:paragraph-rsid="00f5cb41"/>
    </style:style>
    <style:style style:name="P22" style:family="paragraph" style:parent-style-name="SBC_3a_title_3a_1">
      <style:text-properties officeooo:rsid="00bc3edc" officeooo:paragraph-rsid="00bc3edc"/>
    </style:style>
    <style:style style:name="P23" style:family="paragraph" style:parent-style-name="SBC_3a_title_3a_1">
      <style:text-properties officeooo:rsid="0018912c" officeooo:paragraph-rsid="0018912c"/>
    </style:style>
    <style:style style:name="P24" style:family="paragraph" style:parent-style-name="SBC_3a_title_3a_1">
      <style:text-properties officeooo:rsid="003e0757" officeooo:paragraph-rsid="003e0757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c7deab" style:font-size-asian="12pt" style:font-name-complex="Times New Roman1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7" style:family="text">
      <style:text-properties style:font-name="Times New Roman" fo:font-size="12pt" fo:language="en" fo:country="US" style:font-size-asian="12pt" style:font-name-complex="Times New Roman1"/>
    </style:style>
    <style:style style:name="T8" style:family="text">
      <style:text-properties style:font-name="Times New Roman" fo:font-size="12pt" fo:language="en" fo:country="US" officeooo:rsid="00c7deab" style:font-size-asian="12pt" style:font-name-complex="Times New Roman1"/>
    </style:style>
    <style:style style:name="T9" style:family="text">
      <style:text-properties style:font-name="Times New Roman" fo:font-size="12pt" fo:language="en" fo:country="US" officeooo:rsid="00cca760" style:font-size-asian="12pt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style:font-name-complex="Times New Roman1" style:font-style-complex="italic"/>
    </style:style>
    <style:style style:name="T12" style:family="text">
      <style:text-properties style:font-name="Times New Roman" officeooo:rsid="00d813e3" style:font-name-complex="Times New Roman1" style:font-style-complex="italic"/>
    </style:style>
    <style:style style:name="T13" style:family="text">
      <style:text-properties style:font-name="Times New Roman" officeooo:rsid="00cee569" style:font-name-complex="Times New Roman1"/>
    </style:style>
    <style:style style:name="T14" style:family="text">
      <style:text-properties officeooo:rsid="00c0d5c8"/>
    </style:style>
    <style:style style:name="T15" style:family="text">
      <style:text-properties officeooo:rsid="00c12d09"/>
    </style:style>
    <style:style style:name="T16" style:family="text">
      <style:text-properties officeooo:rsid="00c6b251"/>
    </style:style>
    <style:style style:name="T17" style:family="text">
      <style:text-properties officeooo:rsid="00d35f63"/>
    </style:style>
    <style:style style:name="T18" style:family="text">
      <style:text-properties officeooo:rsid="00dcadbc"/>
    </style:style>
    <style:style style:name="T19" style:family="text">
      <style:text-properties officeooo:rsid="00e29cd6"/>
    </style:style>
    <style:style style:name="T20" style:family="text">
      <style:text-properties officeooo:rsid="00e2aed0"/>
    </style:style>
    <style:style style:name="T21" style:family="text">
      <style:text-properties officeooo:rsid="00ebdd9a"/>
    </style:style>
    <style:style style:name="T22" style:family="text">
      <style:text-properties officeooo:rsid="00f215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st Driven Development (TDD)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padrão de Desenvolvimento Orientado por Teste (TDD), utilizado para o processo de desenvolvimento do software classcau, apontando as características que a tornaram a escolha ideal para tal.</text:span></text:p>
      <text:h text:style-name="P22" text:outline-level="1">Introdução</text:h>
      <text:p text:style-name="P12"><text:span text:style-name="T14">.</text:span></text:p>
      <text:p text:style-name="P13"><text:span text:style-name="T11">Padrões de projeto podem ser vistos como uma solução que já foi testada para um problema. Desta forma , um padrão de projeto geralmente descreve uma solução ou uma instância da solução que foi utilizada para resolver um problema específico. Padrões de projetos <text:s/>são soluções para problemas que alguém um dia teve e resolveu aplicando um modelo que foi documentado e que você pode adaptar integralmente ou de acordo com necessidade de sua solução.</text:span><text:span text:style-name="T10"> (</text:span><text:span text:style-name="T13">MACORATTI</text:span><text:span text:style-name="T10">, 20</text:span><text:span text:style-name="T13">18</text:span><text:span text:style-name="T10">)</text:span></text:p>
      <text:p text:style-name="P15"><text:span text:style-name="T16">Por</text:span></text:p>
      <text:h text:style-name="P24" text:outline-level="1"/>
      <text:p text:style-name="P9"/>
      <text:p text:style-name="P5">Referências</text:p>
      <text:p text:style-name="P6"><text:span text:style-name="T7">BALTHAZAR, G. R. et al. </text:span><text:span text:style-name="T6">Uma Abordagem Prática sobre a Aplicação do padrão MVC com o Framework Struts</text:span><text:span text:style-name="T4">. 2016. 10f. Artigo Científico – Faculdade Metodista Granbery, Juiz de Fora, 2016.</text:span></text:p>
      <text:p text:style-name="P2"/>
      <text:p text:style-name="P7"><text:span text:style-name="T8">DEVMEDIA</text:span><text:span text:style-name="T7">. </text:span><text:span text:style-name="T8">Conheça os Padrões de Projetos</text:span><text:span text:style-name="T7">. </text:span><text:span text:style-name="T4">Disponível em: &lt;https://www.devmedia.com.br/conheca-os-padroes-de-projeto/957&gt;. Acesso em: </text:span><text:span text:style-name="T5">13</text:span><text:span text:style-name="T4"> </text:span><text:span text:style-name="T5">ago</text:span><text:span text:style-name="T4">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77</meta:editing-cycles>
    <meta:editing-duration>PT12H3M38S</meta:editing-duration>
    <dc:date>2018-08-15T11:56:21.488326362</dc:date>
    <meta:document-statistic meta:table-count="0" meta:image-count="0" meta:object-count="0" meta:page-count="1" meta:paragraph-count="14" meta:word-count="178" meta:character-count="1219" meta:non-whitespace-character-count="1050"/>
    <meta:user-defined meta:name="Proprietário">Patrick Ferraz</meta:user-defined>
  </office:meta>
</office:document-meta>
</file>